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style:font-name="Ubuntu" fo:font-size="10pt" officeooo:paragraph-rsid="0016189a" style:font-size-asian="10pt" style:font-size-complex="10pt"/>
    </style:style>
    <style:style style:name="P2" style:family="paragraph" style:parent-style-name="Standard">
      <style:text-properties style:font-name="Ubuntu" officeooo:rsid="00144111" officeooo:paragraph-rsid="00144111"/>
    </style:style>
    <style:style style:name="P3" style:family="paragraph" style:parent-style-name="Standard">
      <style:paragraph-properties fo:text-align="justify" style:justify-single-word="false"/>
      <style:text-properties style:font-name="Ubuntu" officeooo:rsid="00144111" officeooo:paragraph-rsid="00144111"/>
    </style:style>
    <style:style style:name="P4" style:family="paragraph" style:parent-style-name="Standard">
      <style:paragraph-properties fo:text-align="justify" style:justify-single-word="false"/>
      <style:text-properties style:font-name="Ubuntu" officeooo:rsid="0016189a" officeooo:paragraph-rsid="0016dd09"/>
    </style:style>
    <style:style style:name="P5" style:family="paragraph" style:parent-style-name="Standard">
      <style:paragraph-properties fo:text-align="justify" style:justify-single-word="false"/>
      <style:text-properties style:font-name="Ubuntu" officeooo:rsid="0016dd09" officeooo:paragraph-rsid="0016dd09"/>
    </style:style>
    <style:style style:name="P6" style:family="paragraph" style:parent-style-name="Standard">
      <style:paragraph-properties fo:text-align="justify" style:justify-single-word="false"/>
      <style:text-properties style:font-name="Ubuntu" officeooo:rsid="0018cc3b" officeooo:paragraph-rsid="0018cc3b"/>
    </style:style>
    <style:style style:name="P7" style:family="paragraph" style:parent-style-name="Standard">
      <style:paragraph-properties fo:text-align="justify" style:justify-single-word="false"/>
      <style:text-properties style:font-name="Ubuntu" officeooo:rsid="001aa7c0" officeooo:paragraph-rsid="001aa7c0"/>
    </style:style>
    <style:style style:name="P8" style:family="paragraph" style:parent-style-name="Standard">
      <style:text-properties style:font-name="Ubuntu" officeooo:rsid="001d650b" officeooo:paragraph-rsid="001d650b"/>
    </style:style>
    <style:style style:name="P9" style:family="paragraph" style:parent-style-name="Standard">
      <style:paragraph-properties fo:text-align="justify" style:justify-single-word="false"/>
      <style:text-properties style:font-name="Ubuntu" officeooo:rsid="001d650b" officeooo:paragraph-rsid="001d650b"/>
    </style:style>
    <style:style style:name="P10" style:family="paragraph" style:parent-style-name="Standard">
      <style:paragraph-properties fo:text-align="center" style:justify-single-word="false"/>
      <style:text-properties style:font-name="Ubuntu" fo:font-size="14pt" fo:font-weight="bold" officeooo:rsid="00144111" officeooo:paragraph-rsid="00144111"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Ubuntu" officeooo:rsid="001ecd32" officeooo:paragraph-rsid="001d650b"/>
    </style:style>
    <style:style style:name="P12" style:family="paragraph" style:parent-style-name="Standard">
      <style:paragraph-properties fo:text-align="justify" style:justify-single-word="false"/>
      <style:text-properties style:font-name="Ubuntu" officeooo:rsid="002706b5" officeooo:paragraph-rsid="002706b5"/>
    </style:style>
    <style:style style:name="P13" style:family="paragraph" style:parent-style-name="Standard" style:list-style-name="L1">
      <style:paragraph-properties fo:text-align="justify" style:justify-single-word="false"/>
      <style:text-properties style:font-name="Ubuntu" officeooo:rsid="0016dd09" officeooo:paragraph-rsid="0016dd09"/>
    </style:style>
    <style:style style:name="P14" style:family="paragraph" style:parent-style-name="Standard" style:list-style-name="L2">
      <style:paragraph-properties fo:text-align="justify" style:justify-single-word="false"/>
      <style:text-properties style:font-name="Ubuntu" officeooo:rsid="002706b5" officeooo:paragraph-rsid="002706b5"/>
    </style:style>
    <style:style style:name="P15" style:family="paragraph" style:parent-style-name="Standard" style:list-style-name="L2">
      <style:paragraph-properties fo:text-align="justify" style:justify-single-word="false"/>
      <style:text-properties style:font-name="Ubuntu" officeooo:rsid="002a0a0a" officeooo:paragraph-rsid="002a0a0a"/>
    </style:style>
    <style:style style:name="P16" style:family="paragraph" style:parent-style-name="Standard" style:list-style-name="L2">
      <style:paragraph-properties fo:text-align="justify" style:justify-single-word="false"/>
      <style:text-properties style:font-name="Ubuntu" officeooo:rsid="002c3e06" officeooo:paragraph-rsid="002c3e06"/>
    </style:style>
    <style:style style:name="P17" style:family="paragraph" style:parent-style-name="Standard">
      <style:paragraph-properties fo:text-align="justify" style:justify-single-word="false"/>
      <style:text-properties style:font-name="Ubuntu" officeooo:rsid="00144111" officeooo:paragraph-rsid="00144111"/>
    </style:style>
    <style:style style:name="P18" style:family="paragraph" style:parent-style-name="Standard">
      <style:paragraph-properties fo:text-align="justify" style:justify-single-word="false"/>
      <style:text-properties style:font-name="Ubuntu" officeooo:rsid="002f87c7" officeooo:paragraph-rsid="002f87c7"/>
    </style:style>
    <style:style style:name="P19" style:family="paragraph" style:parent-style-name="Standard">
      <style:paragraph-properties fo:text-align="justify" style:justify-single-word="false"/>
      <style:text-properties style:font-name="Ubuntu" officeooo:rsid="002ff0ea" officeooo:paragraph-rsid="002ff0ea"/>
    </style:style>
    <style:style style:name="P20" style:family="paragraph" style:parent-style-name="Standard">
      <style:text-properties style:font-name="Ubuntu" officeooo:rsid="00311722" officeooo:paragraph-rsid="00311722"/>
    </style:style>
    <style:style style:name="P21" style:family="paragraph" style:parent-style-name="Heading_20_1" style:list-style-name=""/>
    <style:style style:name="P22" style:family="paragraph" style:parent-style-name="Heading_20_1">
      <style:paragraph-properties fo:break-before="page"/>
    </style:style>
    <style:style style:name="T1" style:family="text">
      <style:text-properties officeooo:rsid="0016189a"/>
    </style:style>
    <style:style style:name="T2" style:family="text">
      <style:text-properties officeooo:rsid="001ecd32"/>
    </style:style>
    <style:style style:name="T3" style:family="text">
      <style:text-properties officeooo:rsid="0028ceee"/>
    </style:style>
    <style:style style:name="T4" style:family="text">
      <style:text-properties officeooo:rsid="002b82bc"/>
    </style:style>
    <style:style style:name="T5" style:family="text">
      <style:text-properties officeooo:rsid="002db7ec"/>
    </style:style>
    <style:style style:name="T6" style:family="text">
      <style:text-properties officeooo:rsid="002ff0ea"/>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JET MORSE <text:span text:style-name="T6">EN JAVA </text:span>– LPSIL G<text:span text:style-name="T6">énie </text:span>L<text:span text:style-name="T6">ogiciel</text:span></text:p>
      <text:p text:style-name="P2"/>
      <text:p text:style-name="P20">Equipe Projet Maîtrise d’œuvre :</text:p>
      <text:p text:style-name="P2">Kévin MASCHTALER – Pascal CHEVALLOT</text:p>
      <text:p text:style-name="P2"/>
      <text:h text:style-name="Heading_20_1" text:outline-level="1"><text:span text:style-name="T3">1) - </text:span>Réunion Lancement Projet 17/10/2013</text:h>
      <text:p text:style-name="P8"/>
      <text:p text:style-name="P3">Le but de ce projet est de traduire un fichier texte en un fichier Morse et inversement. Il est vivement recommandé de décomposer le projet en plusieurs parties :</text:p>
      <text:p text:style-name="P3">- les fonctions de base,</text:p>
      <text:p text:style-name="P3">- les fonctions de haut niveau</text:p>
      <text:p text:style-name="P3">- et enfin l’application.</text:p>
      <text:p text:style-name="P3"/>
      <text:p text:style-name="P3">Le projet doit entre autres :</text:p>
      <text:p text:style-name="P3">1. Construire une liste de conversions à partir d’un fichier qui contient le code Morse.</text:p>
      <text:p text:style-name="P3">Une conversion est une structure qui contient la lettre et son code Morse.</text:p>
      <text:p text:style-name="P3">2. Effectuer des opérations de base sur cette liste de conversions,</text:p>
      <text:p text:style-name="P3">3. Effectuer des opérations de haut niveau telles que : l’insertion d’un code, la suppression d’un code, la recherche d’un code dans une liste,....etc.</text:p>
      <text:p text:style-name="P3">4. Traduire un fichier texte en un fichier Morse et inversement, traduire un fichier Morse</text:p>
      <text:p text:style-name="P3">en un fichier texte en utilisant la liste de conversions.</text:p>
      <text:p text:style-name="P3">Extension : utiliser une interface graphique pour gérer la traduction.</text:p>
      <text:p text:style-name="P3"/>
      <text:h text:style-name="Heading_20_2" text:outline-level="2">Plan de travail :</text:h>
      <text:p text:style-name="P19">A l'initialisation du projet, l'équipe de maîtrise d’œuvre prévoit le développement de :</text:p>
      <text:p text:style-name="P4">- 1 classe 'Morse' avec :</text:p>
      <text:list xml:id="list6268670864623626835" text:style-name="L1">
        <text:list-item>
          <text:p text:style-name="P13">table de conversions « lettre ↔ morse » = solution à définir : tableau ? Java.util.ArrayList ?</text:p>
        </text:list-item>
        <text:list-item>
          <text:p text:style-name="P13">Fonctions de base : ajouter, retirer une ligne dans le dictionnaire de conversions ; trouver les correspondances entre les deux langues.</text:p>
        </text:list-item>
      </text:list>
      <text:p text:style-name="P5"/>
      <text:p text:style-name="P6">- 1 application console 'convertisseurMorse' où l'utilisateur saisira le texte à traduire.</text:p>
      <text:p text:style-name="P7">- s<text:span text:style-name="T6">i possible, </text:span>1 application graphique 'convertisseurGraphiqueMorse' de type 'Google Translate'.</text:p>
      <text:p text:style-name="P3"/>
      <text:p text:style-name="P3">- <text:span text:style-name="T5">Gestion du projet : l'équipe de maîtrise d’œuvre utilisera le logiciel libre GIT afin de maîtriser, de façon décentralisée, l'évolution des versions du logiciel, tout au long du développement. Elle s'appuiera en outre sur le service d'hébergement de GITHUB (</text:span><text:a xlink:type="simple" xlink:href="https://github.com/"><text:span text:style-name="T5">https://github.com</text:span></text:a><text:span text:style-name="T5">).</text:span></text:p>
      <text:p text:style-name="P3"><text:span text:style-name="T5">- La branche principale du projet se trouve à l'adresse :</text:span></text:p>
      <text:p text:style-name="P18"><text:span text:style-name="T5">h</text:span>ttps://github.com/Kmaschta/lp_morse</text:p>
      <text:p text:style-name="P3"/>
      <text:h text:style-name="P21" text:outline-level="1"/>
      <text:h text:style-name="P22" text:outline-level="1"><text:span text:style-name="T3">2) - </text:span>Réunion de travail sur le code – 15/11/2013</text:h>
      <text:p text:style-name="P9"/>
      <text:p text:style-name="P9">- le choix de HashMap (tableau dynamique associatif) est confirmé.</text:p>
      <text:p text:style-name="P9">- <text:span text:style-name="T2">réalisation de la fonction initDictionary et du dictionnaire Alpĥabet – Morse dans un fichier 'dict.ini' : cette fonction permet d'initialiser la classe Morse grâce au fichier 'dict.ini' qui contient la lettre ou le caractère, ainsi que son code morse associé. Utilisation de la fonction 'enregistre' pour charger les conversions ('put').</text:span></text:p>
      <text:p text:style-name="P11">- réalisation de la fonction readFile : grâce à la classe Scanner, on crée un flux de lecture de fichier pour charger dans une chaîne le fichier à traduire.</text:p>
      <text:p text:style-name="P11"/>
      <text:p text:style-name="P11"/>
      <text:p text:style-name="P11"/>
      <text:h text:style-name="Heading_20_1" text:outline-level="1"><text:span text:style-name="T3">3) - </text:span>Réunion de travail sur le code – 22/11/2013</text:h>
      <text:p text:style-name="P12"/>
      <text:p text:style-name="P12">Réalisation de :</text:p>
      <text:list xml:id="list6002222015694516920" text:style-name="L2">
        <text:list-item>
          <text:p text:style-name="P14">de la fonction alphaToMorseChar</text:p>
        </text:list-item>
        <text:list-item>
          <text:p text:style-name="P14">de la fonction morseToAlphaChar</text:p>
        </text:list-item>
        <text:list-item>
          <text:p text:style-name="P14">de la fonction alphaToMorse</text:p>
        </text:list-item>
        <text:list-item>
          <text:p text:style-name="P14">de la fonction morseToAlpha</text:p>
        </text:list-item>
        <text:list-item>
          <text:p text:style-name="P14">de la fonction getDictionnary <text:span text:style-name="T4">en utilisant l'interface Map.Entry</text:span></text:p>
        </text:list-item>
        <text:list-item>
          <text:p text:style-name="P15">de la fonction addToDictionnary</text:p>
        </text:list-item>
        <text:list-item>
          <text:p text:style-name="P15">de la fonction removeFromDictionnary</text:p>
        </text:list-item>
        <text:list-item>
          <text:p text:style-name="P16">de la fonction alphaToMorseFile</text:p>
        </text:list-item>
        <text:list-item>
          <text:p text:style-name="P16">de la fonction morseToAlphaFi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Ubuntu" fo:font-size="10pt" officeooo:paragraph-rsid="0016189a" style:font-size-asian="10pt" style:font-size-complex="10pt"/>
    </style:style>
    <style:style style:name="MT1" style:family="text">
      <style:text-properties officeooo:rsid="0016189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span text:style-name="MT1">Licence Professionnelle SIL Génie Logiciel – Kévin Maschtaler – Pascal Chevallot - </text:span><text:span text:style-name="MT1"><text:date style:data-style-name="N37" text:date-value="2013-10-17T17:30:12.989999866" text:fixed="true">17/10/13</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7T16:46:10</meta:creation-date>
    <dc:date>2013-11-27T12:09:10.352252329</dc:date>
    <meta:editing-duration>PT1H47M47S</meta:editing-duration>
    <meta:editing-cycles>26</meta:editing-cycles>
    <meta:generator>LibreOffice/4.1.2.3$Linux_X86_64 LibreOffice_project/410m0$Build-3</meta:generator>
    <dc:title>Projet Convertisseur Morse</dc:title>
    <meta:document-statistic meta:table-count="0" meta:image-count="0" meta:object-count="0" meta:page-count="2" meta:paragraph-count="42" meta:word-count="479" meta:character-count="3021" meta:non-whitespace-character-count="2588"/>
  </office:meta>
</office:document-meta>
</file>

<file path=VersionList.xml><?xml version="1.0" encoding="utf-8"?>
<VL:version-list xmlns:dc="http://purl.org/dc/elements/1.1/" xmlns:VL="http://openoffice.org/2001/versions-list">
  <VL:version-entry VL:title="Version1" VL:comment="Pascal CHEVALLOT - 20131117" VL:creator="" dc:date-time="2013-11-17T18:39:02"/>
</VL:version-list>
</file>